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fec1" officeooo:paragraph-rsid="0002fec1"/>
    </style:style>
    <style:style style:name="T1" style:family="text">
      <style:text-properties officeooo:rsid="00039a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e petite application console en C#</text:p>
      <text:p text:style-name="P1">algorithmes de tri</text:p>
      <text:p text:style-name="P1"/>
      <text:p text:style-name="P1">Utilisation de la classe StringBuilder</text:p>
      <text:p text:style-name="P1">Détection d'erreurs de saisi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31T13:11:18.221000000</meta:creation-date>
    <dc:date>2020-12-31T14:58:55.417000000</dc:date>
    <meta:editing-duration>PT1H47M36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" meta:word-count="18" meta:character-count="121" meta:non-whitespace-character-count="107"/>
  </office:meta>
</office:document-meta>
</file>